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_X_58mps-Elbow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g(U (0))</text:p>
          </table:table-cell>
          <table:table-cell office:value-type="string" calcext:value-type="string">
            <text:p>avg(U (1))</text:p>
          </table:table-cell>
          <table:table-cell office:value-type="string" calcext:value-type="string">
            <text:p>avg(U (2))</text:p>
          </table:table-cell>
          <table:table-cell/>
          <table:table-cell office:value-type="string" calcext:value-type="string">
            <text:p>grad_X</text:p>
          </table:table-cell>
          <table:table-cell office:value-type="string" calcext:value-type="string">
            <text:p>grad_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.6361" calcext:value-type="float">
            <text:p>40.6361</text:p>
          </table:table-cell>
          <table:table-cell office:value-type="float" office:value="38.1187" calcext:value-type="float">
            <text:p>38.11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09975" calcext:value-type="float">
            <text:p>0.009975</text:p>
          </table:table-cell>
          <table:table-cell office:value-type="float" office:value="36.8547" calcext:value-type="float">
            <text:p>36.8547</text:p>
          </table:table-cell>
          <table:table-cell office:value-type="float" office:value="35.558" calcext:value-type="float">
            <text:p>35.558</text:p>
          </table:table-cell>
          <table:table-cell office:value-type="float" office:value="3.72132E-017" calcext:value-type="float">
            <text:p>3.72132E-17</text:p>
          </table:table-cell>
          <table:table-cell table:number-columns-repeated="3"/>
          <table:table-cell table:formula="of:=MIN([.F3:.F56])" office:value-type="float" office:value="-405.974937343362" calcext:value-type="float">
            <text:p>-405.9749373434</text:p>
          </table:table-cell>
          <table:table-cell table:formula="of:=MAX([.G3:.G56])" office:value-type="float" office:value="67.3283208020048" calcext:value-type="float">
            <text:p>67.328320802</text:p>
          </table:table-cell>
        </table:table-row>
        <table:table-row table:style-name="ro1">
          <table:table-cell office:value-type="float" office:value="0.01995" calcext:value-type="float">
            <text:p>0.01995</text:p>
          </table:table-cell>
          <table:table-cell office:value-type="float" office:value="37.5621" calcext:value-type="float">
            <text:p>37.5621</text:p>
          </table:table-cell>
          <table:table-cell office:value-type="float" office:value="36.2296" calcext:value-type="float">
            <text:p>36.2296</text:p>
          </table:table-cell>
          <table:table-cell office:value-type="float" office:value="3.66894E-017" calcext:value-type="float">
            <text:p>3.66894E-17</text:p>
          </table:table-cell>
          <table:table-cell/>
          <table:table-cell table:formula="of:=([.B4]-[.B3])/([.A4]-[.A3])" office:value-type="float" office:value="70.9172932330827" calcext:value-type="float">
            <text:p>70.9172932331</text:p>
          </table:table-cell>
          <table:table-cell table:formula="of:=([.C4]-[.C3])/([.A4]-[.A3])" office:value-type="float" office:value="67.3283208020048" calcext:value-type="float">
            <text:p>67.328320802</text:p>
          </table:table-cell>
          <table:table-cell table:number-columns-repeated="2"/>
        </table:table-row>
        <table:table-row table:style-name="ro1">
          <table:table-cell office:value-type="float" office:value="0.029925" calcext:value-type="float">
            <text:p>0.029925</text:p>
          </table:table-cell>
          <table:table-cell office:value-type="float" office:value="37.3934" calcext:value-type="float">
            <text:p>37.3934</text:p>
          </table:table-cell>
          <table:table-cell office:value-type="float" office:value="35.8991" calcext:value-type="float">
            <text:p>35.8991</text:p>
          </table:table-cell>
          <table:table-cell office:value-type="float" office:value="3.50819E-017" calcext:value-type="float">
            <text:p>3.50819E-17</text:p>
          </table:table-cell>
          <table:table-cell/>
          <table:table-cell table:formula="of:=([.B5]-[.B4])/([.A5]-[.A4])" office:value-type="float" office:value="-16.9122807017545" calcext:value-type="float">
            <text:p>-16.9122807018</text:p>
          </table:table-cell>
          <table:table-cell table:formula="of:=([.C5]-[.C4])/([.A5]-[.A4])" office:value-type="float" office:value="-33.1328320802006" calcext:value-type="float">
            <text:p>-33.1328320802</text:p>
          </table:table-cell>
          <table:table-cell table:number-columns-repeated="2"/>
        </table:table-row>
        <table:table-row table:style-name="ro1">
          <table:table-cell office:value-type="float" office:value="0.040075" calcext:value-type="float">
            <text:p>0.040075</text:p>
          </table:table-cell>
          <table:table-cell office:value-type="float" office:value="37.5381" calcext:value-type="float">
            <text:p>37.5381</text:p>
          </table:table-cell>
          <table:table-cell office:value-type="float" office:value="35.9142" calcext:value-type="float">
            <text:p>35.9142</text:p>
          </table:table-cell>
          <table:table-cell office:value-type="float" office:value="3.43691E-017" calcext:value-type="float">
            <text:p>3.43691E-17</text:p>
          </table:table-cell>
          <table:table-cell/>
          <table:table-cell table:formula="of:=([.B6]-[.B5])/([.A6]-[.A5])" office:value-type="float" office:value="14.256157635468" calcext:value-type="float">
            <text:p>14.2561576355</text:p>
          </table:table-cell>
          <table:table-cell table:formula="of:=([.C6]-[.C5])/([.A6]-[.A5])" office:value-type="float" office:value="1.48768472906442" calcext:value-type="float">
            <text:p>1.4876847291</text:p>
          </table:table-cell>
          <table:table-cell table:number-columns-repeated="2"/>
        </table:table-row>
        <table:table-row table:style-name="ro1">
          <table:table-cell office:value-type="float" office:value="0.05005" calcext:value-type="float">
            <text:p>0.05005</text:p>
          </table:table-cell>
          <table:table-cell office:value-type="float" office:value="37.4567" calcext:value-type="float">
            <text:p>37.4567</text:p>
          </table:table-cell>
          <table:table-cell office:value-type="float" office:value="35.8088" calcext:value-type="float">
            <text:p>35.8088</text:p>
          </table:table-cell>
          <table:table-cell office:value-type="float" office:value="3.43217E-017" calcext:value-type="float">
            <text:p>3.43217E-17</text:p>
          </table:table-cell>
          <table:table-cell/>
          <table:table-cell table:formula="of:=([.B7]-[.B6])/([.A7]-[.A6])" office:value-type="float" office:value="-8.16040100250648" calcext:value-type="float">
            <text:p>-8.1604010025</text:p>
          </table:table-cell>
          <table:table-cell table:formula="of:=([.C7]-[.C6])/([.A7]-[.A6])" office:value-type="float" office:value="-10.5664160401006" calcext:value-type="float">
            <text:p>-10.5664160401</text:p>
          </table:table-cell>
          <table:table-cell table:number-columns-repeated="2"/>
        </table:table-row>
        <table:table-row table:style-name="ro1">
          <table:table-cell office:value-type="float" office:value="0.060025" calcext:value-type="float">
            <text:p>0.060025</text:p>
          </table:table-cell>
          <table:table-cell office:value-type="float" office:value="37.3497" calcext:value-type="float">
            <text:p>37.3497</text:p>
          </table:table-cell>
          <table:table-cell office:value-type="float" office:value="35.7418" calcext:value-type="float">
            <text:p>35.7418</text:p>
          </table:table-cell>
          <table:table-cell office:value-type="float" office:value="3.43209E-017" calcext:value-type="float">
            <text:p>3.43209E-17</text:p>
          </table:table-cell>
          <table:table-cell/>
          <table:table-cell table:formula="of:=([.B8]-[.B7])/([.A8]-[.A7])" office:value-type="float" office:value="-10.7268170426065" calcext:value-type="float">
            <text:p>-10.7268170426</text:p>
          </table:table-cell>
          <table:table-cell table:formula="of:=([.C8]-[.C7])/([.A8]-[.A7])" office:value-type="float" office:value="-6.7167919799499" calcext:value-type="float">
            <text:p>-6.7167919799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7.4492" calcext:value-type="float">
            <text:p>37.4492</text:p>
          </table:table-cell>
          <table:table-cell office:value-type="float" office:value="35.8138" calcext:value-type="float">
            <text:p>35.8138</text:p>
          </table:table-cell>
          <table:table-cell office:value-type="float" office:value="3.43078E-017" calcext:value-type="float">
            <text:p>3.43078E-17</text:p>
          </table:table-cell>
          <table:table-cell/>
          <table:table-cell table:formula="of:=([.B9]-[.B8])/([.A9]-[.A8])" office:value-type="float" office:value="9.97493734335829" calcext:value-type="float">
            <text:p>9.9749373434</text:p>
          </table:table-cell>
          <table:table-cell table:formula="of:=([.C9]-[.C8])/([.A9]-[.A8])" office:value-type="float" office:value="7.21804511278222" calcext:value-type="float">
            <text:p>7.2180451128</text:p>
          </table:table-cell>
          <table:table-cell table:number-columns-repeated="2"/>
        </table:table-row>
        <table:table-row table:style-name="ro1">
          <table:table-cell office:value-type="float" office:value="0.079975" calcext:value-type="float">
            <text:p>0.079975</text:p>
          </table:table-cell>
          <table:table-cell office:value-type="float" office:value="37.4545" calcext:value-type="float">
            <text:p>37.4545</text:p>
          </table:table-cell>
          <table:table-cell office:value-type="float" office:value="35.8189" calcext:value-type="float">
            <text:p>35.8189</text:p>
          </table:table-cell>
          <table:table-cell office:value-type="float" office:value="3.43089E-017" calcext:value-type="float">
            <text:p>3.43089E-17</text:p>
          </table:table-cell>
          <table:table-cell/>
          <table:table-cell table:formula="of:=([.B10]-[.B9])/([.A10]-[.A9])" office:value-type="float" office:value="0.531328320802548" calcext:value-type="float">
            <text:p>0.5313283208</text:p>
          </table:table-cell>
          <table:table-cell table:formula="of:=([.C10]-[.C9])/([.A10]-[.A9])" office:value-type="float" office:value="0.5112781954886" calcext:value-type="float">
            <text:p>0.5112781955</text:p>
          </table:table-cell>
          <table:table-cell table:number-columns-repeated="2"/>
        </table:table-row>
        <table:table-row table:style-name="ro1">
          <table:table-cell office:value-type="float" office:value="0.08995" calcext:value-type="float">
            <text:p>0.08995</text:p>
          </table:table-cell>
          <table:table-cell office:value-type="float" office:value="37.425" calcext:value-type="float">
            <text:p>37.425</text:p>
          </table:table-cell>
          <table:table-cell office:value-type="float" office:value="35.7982" calcext:value-type="float">
            <text:p>35.7982</text:p>
          </table:table-cell>
          <table:table-cell office:value-type="float" office:value="3.43182E-017" calcext:value-type="float">
            <text:p>3.43182E-17</text:p>
          </table:table-cell>
          <table:table-cell/>
          <table:table-cell table:formula="of:=([.B11]-[.B10])/([.A11]-[.A10])" office:value-type="float" office:value="-2.95739348370986" calcext:value-type="float">
            <text:p>-2.9573934837</text:p>
          </table:table-cell>
          <table:table-cell table:formula="of:=([.C11]-[.C10])/([.A11]-[.A10])" office:value-type="float" office:value="-2.0751879699246" calcext:value-type="float">
            <text:p>-2.0751879699</text:p>
          </table:table-cell>
          <table:table-cell table:number-columns-repeated="2"/>
        </table:table-row>
        <table:table-row table:style-name="ro1">
          <table:table-cell office:value-type="float" office:value="0.099925" calcext:value-type="float">
            <text:p>0.099925</text:p>
          </table:table-cell>
          <table:table-cell office:value-type="float" office:value="37.1814" calcext:value-type="float">
            <text:p>37.1814</text:p>
          </table:table-cell>
          <table:table-cell office:value-type="float" office:value="35.5576" calcext:value-type="float">
            <text:p>35.5576</text:p>
          </table:table-cell>
          <table:table-cell office:value-type="float" office:value="3.43753E-017" calcext:value-type="float">
            <text:p>3.43753E-17</text:p>
          </table:table-cell>
          <table:table-cell/>
          <table:table-cell table:formula="of:=([.B12]-[.B11])/([.A12]-[.A11])" office:value-type="float" office:value="-24.421052631579" calcext:value-type="float">
            <text:p>-24.4210526316</text:p>
          </table:table-cell>
          <table:table-cell table:formula="of:=([.C12]-[.C11])/([.A12]-[.A11])" office:value-type="float" office:value="-24.1203007518798" calcext:value-type="float">
            <text:p>-24.1203007519</text:p>
          </table:table-cell>
          <table:table-cell table:number-columns-repeated="2"/>
        </table:table-row>
        <table:table-row table:style-name="ro1">
          <table:table-cell office:value-type="float" office:value="0.110075" calcext:value-type="float">
            <text:p>0.110075</text:p>
          </table:table-cell>
          <table:table-cell office:value-type="float" office:value="37.3618" calcext:value-type="float">
            <text:p>37.3618</text:p>
          </table:table-cell>
          <table:table-cell office:value-type="float" office:value="35.7253" calcext:value-type="float">
            <text:p>35.7253</text:p>
          </table:table-cell>
          <table:table-cell office:value-type="float" office:value="3.43129E-017" calcext:value-type="float">
            <text:p>3.43129E-17</text:p>
          </table:table-cell>
          <table:table-cell/>
          <table:table-cell table:formula="of:=([.B13]-[.B12])/([.A13]-[.A12])" office:value-type="float" office:value="17.7733990147789" calcext:value-type="float">
            <text:p>17.7733990148</text:p>
          </table:table-cell>
          <table:table-cell table:formula="of:=([.C13]-[.C12])/([.A13]-[.A12])" office:value-type="float" office:value="16.5221674876844" calcext:value-type="float">
            <text:p>16.5221674877</text:p>
          </table:table-cell>
          <table:table-cell table:number-columns-repeated="2"/>
        </table:table-row>
        <table:table-row table:style-name="ro1">
          <table:table-cell office:value-type="float" office:value="0.12005" calcext:value-type="float">
            <text:p>0.12005</text:p>
          </table:table-cell>
          <table:table-cell office:value-type="float" office:value="37.3667" calcext:value-type="float">
            <text:p>37.3667</text:p>
          </table:table-cell>
          <table:table-cell office:value-type="float" office:value="35.733" calcext:value-type="float">
            <text:p>35.733</text:p>
          </table:table-cell>
          <table:table-cell office:value-type="float" office:value="3.43214E-017" calcext:value-type="float">
            <text:p>3.43214E-17</text:p>
          </table:table-cell>
          <table:table-cell/>
          <table:table-cell table:formula="of:=([.B14]-[.B13])/([.A14]-[.A13])" office:value-type="float" office:value="0.491228070175362" calcext:value-type="float">
            <text:p>0.4912280702</text:p>
          </table:table-cell>
          <table:table-cell table:formula="of:=([.C14]-[.C13])/([.A14]-[.A13])" office:value-type="float" office:value="0.771929824561384" calcext:value-type="float">
            <text:p>0.7719298246</text:p>
          </table:table-cell>
          <table:table-cell table:number-columns-repeated="2"/>
        </table:table-row>
        <table:table-row table:style-name="ro1">
          <table:table-cell office:value-type="float" office:value="0.130025" calcext:value-type="float">
            <text:p>0.130025</text:p>
          </table:table-cell>
          <table:table-cell office:value-type="float" office:value="37.3703" calcext:value-type="float">
            <text:p>37.3703</text:p>
          </table:table-cell>
          <table:table-cell office:value-type="float" office:value="35.7371" calcext:value-type="float">
            <text:p>35.7371</text:p>
          </table:table-cell>
          <table:table-cell office:value-type="float" office:value="3.43223E-017" calcext:value-type="float">
            <text:p>3.43223E-17</text:p>
          </table:table-cell>
          <table:table-cell/>
          <table:table-cell table:formula="of:=([.B15]-[.B14])/([.A15]-[.A14])" office:value-type="float" office:value="0.360902255638969" calcext:value-type="float">
            <text:p>0.3609022556</text:p>
          </table:table-cell>
          <table:table-cell table:formula="of:=([.C15]-[.C14])/([.A15]-[.A14])" office:value-type="float" office:value="0.411027568922416" calcext:value-type="float">
            <text:p>0.4110275689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7.3708" calcext:value-type="float">
            <text:p>37.3708</text:p>
          </table:table-cell>
          <table:table-cell office:value-type="float" office:value="35.7375" calcext:value-type="float">
            <text:p>35.7375</text:p>
          </table:table-cell>
          <table:table-cell office:value-type="float" office:value="3.43241E-017" calcext:value-type="float">
            <text:p>3.43241E-17</text:p>
          </table:table-cell>
          <table:table-cell/>
          <table:table-cell table:formula="of:=([.B16]-[.B15])/([.A16]-[.A15])" office:value-type="float" office:value="0.0501253132834473" calcext:value-type="float">
            <text:p>0.0501253133</text:p>
          </table:table-cell>
          <table:table-cell table:formula="of:=([.C16]-[.C15])/([.A16]-[.A15])" office:value-type="float" office:value="0.0401002506264729" calcext:value-type="float">
            <text:p>0.0401002506</text:p>
          </table:table-cell>
          <table:table-cell table:number-columns-repeated="2"/>
        </table:table-row>
        <table:table-row table:style-name="ro1">
          <table:table-cell office:value-type="float" office:value="0.149975" calcext:value-type="float">
            <text:p>0.149975</text:p>
          </table:table-cell>
          <table:table-cell office:value-type="float" office:value="37.3708" calcext:value-type="float">
            <text:p>37.3708</text:p>
          </table:table-cell>
          <table:table-cell office:value-type="float" office:value="35.7376" calcext:value-type="float">
            <text:p>35.7376</text:p>
          </table:table-cell>
          <table:table-cell office:value-type="float" office:value="3.43226E-017" calcext:value-type="float">
            <text:p>3.43226E-17</text:p>
          </table:table-cell>
          <table:table-cell/>
          <table:table-cell table:formula="of:=([.B17]-[.B16])/([.A17]-[.A16])" office:value-type="float" office:value="0" calcext:value-type="float">
            <text:p>0</text:p>
          </table:table-cell>
          <table:table-cell table:formula="of:=([.C17]-[.C16])/([.A17]-[.A16])" office:value-type="float" office:value="0.0100250626569744" calcext:value-type="float">
            <text:p>0.0100250627</text:p>
          </table:table-cell>
          <table:table-cell table:number-columns-repeated="2"/>
        </table:table-row>
        <table:table-row table:style-name="ro1">
          <table:table-cell office:value-type="float" office:value="0.15995" calcext:value-type="float">
            <text:p>0.15995</text:p>
          </table:table-cell>
          <table:table-cell office:value-type="float" office:value="37.3717" calcext:value-type="float">
            <text:p>37.3717</text:p>
          </table:table-cell>
          <table:table-cell office:value-type="float" office:value="35.7384" calcext:value-type="float">
            <text:p>35.7384</text:p>
          </table:table-cell>
          <table:table-cell office:value-type="float" office:value="3.43236E-017" calcext:value-type="float">
            <text:p>3.43236E-17</text:p>
          </table:table-cell>
          <table:table-cell/>
          <table:table-cell table:formula="of:=([.B18]-[.B17])/([.A18]-[.A17])" office:value-type="float" office:value="0.0902255639092079" calcext:value-type="float">
            <text:p>0.0902255639</text:p>
          </table:table-cell>
          <table:table-cell table:formula="of:=([.C18]-[.C17])/([.A18]-[.A17])" office:value-type="float" office:value="0.0802005012529458" calcext:value-type="float">
            <text:p>0.0802005013</text:p>
          </table:table-cell>
          <table:table-cell table:number-columns-repeated="2"/>
        </table:table-row>
        <table:table-row table:style-name="ro1">
          <table:table-cell office:value-type="float" office:value="0.169925" calcext:value-type="float">
            <text:p>0.169925</text:p>
          </table:table-cell>
          <table:table-cell office:value-type="float" office:value="37.3701" calcext:value-type="float">
            <text:p>37.3701</text:p>
          </table:table-cell>
          <table:table-cell office:value-type="float" office:value="35.7368" calcext:value-type="float">
            <text:p>35.7368</text:p>
          </table:table-cell>
          <table:table-cell office:value-type="float" office:value="3.43221E-017" calcext:value-type="float">
            <text:p>3.43221E-17</text:p>
          </table:table-cell>
          <table:table-cell/>
          <table:table-cell table:formula="of:=([.B19]-[.B18])/([.A19]-[.A18])" office:value-type="float" office:value="-0.160401002505892" calcext:value-type="float">
            <text:p>-0.1604010025</text:p>
          </table:table-cell>
          <table:table-cell table:formula="of:=([.C19]-[.C18])/([.A19]-[.A18])" office:value-type="float" office:value="-0.160401002505892" calcext:value-type="float">
            <text:p>-0.1604010025</text:p>
          </table:table-cell>
          <table:table-cell table:number-columns-repeated="2"/>
        </table:table-row>
        <table:table-row table:style-name="ro1">
          <table:table-cell office:value-type="float" office:value="0.180075" calcext:value-type="float">
            <text:p>0.180075</text:p>
          </table:table-cell>
          <table:table-cell office:value-type="float" office:value="37.3693" calcext:value-type="float">
            <text:p>37.3693</text:p>
          </table:table-cell>
          <table:table-cell office:value-type="float" office:value="35.7359" calcext:value-type="float">
            <text:p>35.7359</text:p>
          </table:table-cell>
          <table:table-cell office:value-type="float" office:value="3.43213E-017" calcext:value-type="float">
            <text:p>3.43213E-17</text:p>
          </table:table-cell>
          <table:table-cell/>
          <table:table-cell table:formula="of:=([.B20]-[.B19])/([.A20]-[.A19])" office:value-type="float" office:value="-0.0788177339899642" calcext:value-type="float">
            <text:p>-0.078817734</text:p>
          </table:table-cell>
          <table:table-cell table:formula="of:=([.C20]-[.C19])/([.A20]-[.A19])" office:value-type="float" office:value="-0.0886699507390597" calcext:value-type="float">
            <text:p>-0.0886699507</text:p>
          </table:table-cell>
          <table:table-cell table:number-columns-repeated="2"/>
        </table:table-row>
        <table:table-row table:style-name="ro1">
          <table:table-cell office:value-type="float" office:value="0.19005" calcext:value-type="float">
            <text:p>0.19005</text:p>
          </table:table-cell>
          <table:table-cell office:value-type="float" office:value="37.3708" calcext:value-type="float">
            <text:p>37.3708</text:p>
          </table:table-cell>
          <table:table-cell office:value-type="float" office:value="35.7378" calcext:value-type="float">
            <text:p>35.7378</text:p>
          </table:table-cell>
          <table:table-cell office:value-type="float" office:value="3.43235E-017" calcext:value-type="float">
            <text:p>3.43235E-17</text:p>
          </table:table-cell>
          <table:table-cell/>
          <table:table-cell table:formula="of:=([.B21]-[.B20])/([.A21]-[.A20])" office:value-type="float" office:value="0.150375939849629" calcext:value-type="float">
            <text:p>0.1503759398</text:p>
          </table:table-cell>
          <table:table-cell table:formula="of:=([.C21]-[.C20])/([.A21]-[.A20])" office:value-type="float" office:value="0.190476190476102" calcext:value-type="float">
            <text:p>0.1904761905</text:p>
          </table:table-cell>
          <table:table-cell table:number-columns-repeated="2"/>
        </table:table-row>
        <table:table-row table:style-name="ro1">
          <table:table-cell office:value-type="float" office:value="0.200025" calcext:value-type="float">
            <text:p>0.200025</text:p>
          </table:table-cell>
          <table:table-cell office:value-type="float" office:value="37.4263" calcext:value-type="float">
            <text:p>37.4263</text:p>
          </table:table-cell>
          <table:table-cell office:value-type="float" office:value="35.7977" calcext:value-type="float">
            <text:p>35.7977</text:p>
          </table:table-cell>
          <table:table-cell office:value-type="float" office:value="3.43095E-017" calcext:value-type="float">
            <text:p>3.43095E-17</text:p>
          </table:table-cell>
          <table:table-cell/>
          <table:table-cell table:formula="of:=([.B22]-[.B21])/([.A22]-[.A21])" office:value-type="float" office:value="5.56390977443561" calcext:value-type="float">
            <text:p>5.5639097744</text:p>
          </table:table-cell>
          <table:table-cell table:formula="of:=([.C22]-[.C21])/([.A22]-[.A21])" office:value-type="float" office:value="6.00501253132824" calcext:value-type="float">
            <text:p>6.0050125313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37.5659" calcext:value-type="float">
            <text:p>37.5659</text:p>
          </table:table-cell>
          <table:table-cell office:value-type="float" office:value="35.9255" calcext:value-type="float">
            <text:p>35.9255</text:p>
          </table:table-cell>
          <table:table-cell office:value-type="float" office:value="3.42873E-017" calcext:value-type="float">
            <text:p>3.42873E-17</text:p>
          </table:table-cell>
          <table:table-cell/>
          <table:table-cell table:formula="of:=([.B23]-[.B22])/([.A23]-[.A22])" office:value-type="float" office:value="13.9949874686718" calcext:value-type="float">
            <text:p>13.9949874687</text:p>
          </table:table-cell>
          <table:table-cell table:formula="of:=([.C23]-[.C22])/([.A23]-[.A22])" office:value-type="float" office:value="12.812030075188" calcext:value-type="float">
            <text:p>12.8120300752</text:p>
          </table:table-cell>
          <table:table-cell table:number-columns-repeated="2"/>
        </table:table-row>
        <table:table-row table:style-name="ro1">
          <table:table-cell office:value-type="float" office:value="0.219975" calcext:value-type="float">
            <text:p>0.219975</text:p>
          </table:table-cell>
          <table:table-cell office:value-type="float" office:value="37.4928" calcext:value-type="float">
            <text:p>37.4928</text:p>
          </table:table-cell>
          <table:table-cell office:value-type="float" office:value="35.8515" calcext:value-type="float">
            <text:p>35.8515</text:p>
          </table:table-cell>
          <table:table-cell office:value-type="float" office:value="3.43079E-017" calcext:value-type="float">
            <text:p>3.43079E-17</text:p>
          </table:table-cell>
          <table:table-cell/>
          <table:table-cell table:formula="of:=([.B24]-[.B23])/([.A24]-[.A23])" office:value-type="float" office:value="-7.32832080200466" calcext:value-type="float">
            <text:p>-7.328320802</text:p>
          </table:table-cell>
          <table:table-cell table:formula="of:=([.C24]-[.C23])/([.A24]-[.A23])" office:value-type="float" office:value="-7.41854636591459" calcext:value-type="float">
            <text:p>-7.4185463659</text:p>
          </table:table-cell>
          <table:table-cell table:number-columns-repeated="2"/>
        </table:table-row>
        <table:table-row table:style-name="ro1">
          <table:table-cell office:value-type="float" office:value="0.22995" calcext:value-type="float">
            <text:p>0.22995</text:p>
          </table:table-cell>
          <table:table-cell office:value-type="float" office:value="37.4605" calcext:value-type="float">
            <text:p>37.4605</text:p>
          </table:table-cell>
          <table:table-cell office:value-type="float" office:value="35.8234" calcext:value-type="float">
            <text:p>35.8234</text:p>
          </table:table-cell>
          <table:table-cell office:value-type="float" office:value="3.43097E-017" calcext:value-type="float">
            <text:p>3.43097E-17</text:p>
          </table:table-cell>
          <table:table-cell/>
          <table:table-cell table:formula="of:=([.B25]-[.B24])/([.A25]-[.A24])" office:value-type="float" office:value="-3.23809523809517" calcext:value-type="float">
            <text:p>-3.2380952381</text:p>
          </table:table-cell>
          <table:table-cell table:formula="of:=([.C25]-[.C24])/([.A25]-[.A24])" office:value-type="float" office:value="-2.81704260651649" calcext:value-type="float">
            <text:p>-2.8170426065</text:p>
          </table:table-cell>
          <table:table-cell table:number-columns-repeated="2"/>
        </table:table-row>
        <table:table-row table:style-name="ro1">
          <table:table-cell office:value-type="float" office:value="0.239925" calcext:value-type="float">
            <text:p>0.239925</text:p>
          </table:table-cell>
          <table:table-cell office:value-type="float" office:value="37.454" calcext:value-type="float">
            <text:p>37.454</text:p>
          </table:table-cell>
          <table:table-cell office:value-type="float" office:value="35.8171" calcext:value-type="float">
            <text:p>35.8171</text:p>
          </table:table-cell>
          <table:table-cell office:value-type="float" office:value="3.43087E-017" calcext:value-type="float">
            <text:p>3.43087E-17</text:p>
          </table:table-cell>
          <table:table-cell/>
          <table:table-cell table:formula="of:=([.B26]-[.B25])/([.A26]-[.A25])" office:value-type="float" office:value="-0.651629072681967" calcext:value-type="float">
            <text:p>-0.6516290727</text:p>
          </table:table-cell>
          <table:table-cell table:formula="of:=([.C26]-[.C25])/([.A26]-[.A25])" office:value-type="float" office:value="-0.631578947368019" calcext:value-type="float">
            <text:p>-0.6315789474</text:p>
          </table:table-cell>
          <table:table-cell table:number-columns-repeated="2"/>
        </table:table-row>
        <table:table-row table:style-name="ro1">
          <table:table-cell office:value-type="float" office:value="0.250075" calcext:value-type="float">
            <text:p>0.250075</text:p>
          </table:table-cell>
          <table:table-cell office:value-type="float" office:value="37.4508" calcext:value-type="float">
            <text:p>37.4508</text:p>
          </table:table-cell>
          <table:table-cell office:value-type="float" office:value="35.8142" calcext:value-type="float">
            <text:p>35.8142</text:p>
          </table:table-cell>
          <table:table-cell office:value-type="float" office:value="3.43103E-017" calcext:value-type="float">
            <text:p>3.43103E-17</text:p>
          </table:table-cell>
          <table:table-cell/>
          <table:table-cell table:formula="of:=([.B27]-[.B26])/([.A27]-[.A26])" office:value-type="float" office:value="-0.315270935960557" calcext:value-type="float">
            <text:p>-0.315270936</text:p>
          </table:table-cell>
          <table:table-cell table:formula="of:=([.C27]-[.C26])/([.A27]-[.A26])" office:value-type="float" office:value="-0.28571428571467" calcext:value-type="float">
            <text:p>-0.2857142857</text:p>
          </table:table-cell>
          <table:table-cell table:number-columns-repeated="2"/>
        </table:table-row>
        <table:table-row table:style-name="ro1">
          <table:table-cell office:value-type="float" office:value="0.26005" calcext:value-type="float">
            <text:p>0.26005</text:p>
          </table:table-cell>
          <table:table-cell office:value-type="float" office:value="37.462" calcext:value-type="float">
            <text:p>37.462</text:p>
          </table:table-cell>
          <table:table-cell office:value-type="float" office:value="35.827" calcext:value-type="float">
            <text:p>35.827</text:p>
          </table:table-cell>
          <table:table-cell office:value-type="float" office:value="3.43068E-017" calcext:value-type="float">
            <text:p>3.43068E-17</text:p>
          </table:table-cell>
          <table:table-cell/>
          <table:table-cell table:formula="of:=([.B28]-[.B27])/([.A28]-[.A27])" office:value-type="float" office:value="1.12280701754409" calcext:value-type="float">
            <text:p>1.1228070175</text:p>
          </table:table-cell>
          <table:table-cell table:formula="of:=([.C28]-[.C27])/([.A28]-[.A27])" office:value-type="float" office:value="1.28320802004998" calcext:value-type="float">
            <text:p>1.28320802</text:p>
          </table:table-cell>
          <table:table-cell table:number-columns-repeated="2"/>
        </table:table-row>
        <table:table-row table:style-name="ro1">
          <table:table-cell office:value-type="float" office:value="0.270025" calcext:value-type="float">
            <text:p>0.270025</text:p>
          </table:table-cell>
          <table:table-cell office:value-type="float" office:value="37.5604" calcext:value-type="float">
            <text:p>37.5604</text:p>
          </table:table-cell>
          <table:table-cell office:value-type="float" office:value="35.9262" calcext:value-type="float">
            <text:p>35.9262</text:p>
          </table:table-cell>
          <table:table-cell office:value-type="float" office:value="3.42879E-017" calcext:value-type="float">
            <text:p>3.42879E-17</text:p>
          </table:table-cell>
          <table:table-cell/>
          <table:table-cell table:formula="of:=([.B29]-[.B28])/([.A29]-[.A28])" office:value-type="float" office:value="9.86466165413513" calcext:value-type="float">
            <text:p>9.8646616541</text:p>
          </table:table-cell>
          <table:table-cell table:formula="of:=([.C29]-[.C28])/([.A29]-[.A28])" office:value-type="float" office:value="9.94486215538879" calcext:value-type="float">
            <text:p>9.9448621554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7.6227" calcext:value-type="float">
            <text:p>37.6227</text:p>
          </table:table-cell>
          <table:table-cell office:value-type="float" office:value="35.9769" calcext:value-type="float">
            <text:p>35.9769</text:p>
          </table:table-cell>
          <table:table-cell office:value-type="float" office:value="3.4283E-017" calcext:value-type="float">
            <text:p>3.4283E-17</text:p>
          </table:table-cell>
          <table:table-cell/>
          <table:table-cell table:formula="of:=([.B30]-[.B29])/([.A30]-[.A29])" office:value-type="float" office:value="6.24561403508776" calcext:value-type="float">
            <text:p>6.2456140351</text:p>
          </table:table-cell>
          <table:table-cell table:formula="of:=([.C30]-[.C29])/([.A30]-[.A29])" office:value-type="float" office:value="5.08270676691719" calcext:value-type="float">
            <text:p>5.0827067669</text:p>
          </table:table-cell>
          <table:table-cell table:number-columns-repeated="2"/>
        </table:table-row>
        <table:table-row table:style-name="ro1">
          <table:table-cell office:value-type="float" office:value="0.289975" calcext:value-type="float">
            <text:p>0.289975</text:p>
          </table:table-cell>
          <table:table-cell office:value-type="float" office:value="37.5618" calcext:value-type="float">
            <text:p>37.5618</text:p>
          </table:table-cell>
          <table:table-cell office:value-type="float" office:value="35.9202" calcext:value-type="float">
            <text:p>35.9202</text:p>
          </table:table-cell>
          <table:table-cell office:value-type="float" office:value="3.42946E-017" calcext:value-type="float">
            <text:p>3.42946E-17</text:p>
          </table:table-cell>
          <table:table-cell/>
          <table:table-cell table:formula="of:=([.B31]-[.B30])/([.A31]-[.A30])" office:value-type="float" office:value="-6.10526315789514" calcext:value-type="float">
            <text:p>-6.1052631579</text:p>
          </table:table-cell>
          <table:table-cell table:formula="of:=([.C31]-[.C30])/([.A31]-[.A30])" office:value-type="float" office:value="-5.68421052631575" calcext:value-type="float">
            <text:p>-5.6842105263</text:p>
          </table:table-cell>
          <table:table-cell table:number-columns-repeated="2"/>
        </table:table-row>
        <table:table-row table:style-name="ro1">
          <table:table-cell office:value-type="float" office:value="0.29995" calcext:value-type="float">
            <text:p>0.29995</text:p>
          </table:table-cell>
          <table:table-cell office:value-type="float" office:value="37.6074" calcext:value-type="float">
            <text:p>37.6074</text:p>
          </table:table-cell>
          <table:table-cell office:value-type="float" office:value="35.9703" calcext:value-type="float">
            <text:p>35.9703</text:p>
          </table:table-cell>
          <table:table-cell office:value-type="float" office:value="3.42844E-017" calcext:value-type="float">
            <text:p>3.42844E-17</text:p>
          </table:table-cell>
          <table:table-cell/>
          <table:table-cell table:formula="of:=([.B32]-[.B31])/([.A32]-[.A31])" office:value-type="float" office:value="4.57142857142857" calcext:value-type="float">
            <text:p>4.5714285714</text:p>
          </table:table-cell>
          <table:table-cell table:formula="of:=([.C32]-[.C31])/([.A32]-[.A31])" office:value-type="float" office:value="5.02255639097746" calcext:value-type="float">
            <text:p>5.022556391</text:p>
          </table:table-cell>
          <table:table-cell table:number-columns-repeated="2"/>
        </table:table-row>
        <table:table-row table:style-name="ro1">
          <table:table-cell office:value-type="float" office:value="0.309925" calcext:value-type="float">
            <text:p>0.309925</text:p>
          </table:table-cell>
          <table:table-cell office:value-type="float" office:value="37.7004" calcext:value-type="float">
            <text:p>37.7004</text:p>
          </table:table-cell>
          <table:table-cell office:value-type="float" office:value="36.0547" calcext:value-type="float">
            <text:p>36.0547</text:p>
          </table:table-cell>
          <table:table-cell office:value-type="float" office:value="3.42691E-017" calcext:value-type="float">
            <text:p>3.42691E-17</text:p>
          </table:table-cell>
          <table:table-cell/>
          <table:table-cell table:formula="of:=([.B33]-[.B32])/([.A33]-[.A32])" office:value-type="float" office:value="9.32330827067709" calcext:value-type="float">
            <text:p>9.3233082707</text:p>
          </table:table-cell>
          <table:table-cell table:formula="of:=([.C33]-[.C32])/([.A33]-[.A32])" office:value-type="float" office:value="8.46115288220507" calcext:value-type="float">
            <text:p>8.4611528822</text:p>
          </table:table-cell>
          <table:table-cell table:number-columns-repeated="2"/>
        </table:table-row>
        <table:table-row table:style-name="ro1">
          <table:table-cell office:value-type="float" office:value="0.320075" calcext:value-type="float">
            <text:p>0.320075</text:p>
          </table:table-cell>
          <table:table-cell office:value-type="float" office:value="37.653" calcext:value-type="float">
            <text:p>37.653</text:p>
          </table:table-cell>
          <table:table-cell office:value-type="float" office:value="36.0058" calcext:value-type="float">
            <text:p>36.0058</text:p>
          </table:table-cell>
          <table:table-cell office:value-type="float" office:value="3.42812E-017" calcext:value-type="float">
            <text:p>3.42812E-17</text:p>
          </table:table-cell>
          <table:table-cell/>
          <table:table-cell table:formula="of:=([.B34]-[.B33])/([.A34]-[.A33])" office:value-type="float" office:value="-4.66995073891658" calcext:value-type="float">
            <text:p>-4.6699507389</text:p>
          </table:table-cell>
          <table:table-cell table:formula="of:=([.C34]-[.C33])/([.A34]-[.A33])" office:value-type="float" office:value="-4.81773399014741" calcext:value-type="float">
            <text:p>-4.8177339901</text:p>
          </table:table-cell>
          <table:table-cell table:number-columns-repeated="2"/>
        </table:table-row>
        <table:table-row table:style-name="ro1">
          <table:table-cell office:value-type="float" office:value="0.33005" calcext:value-type="float">
            <text:p>0.33005</text:p>
          </table:table-cell>
          <table:table-cell office:value-type="float" office:value="37.6146" calcext:value-type="float">
            <text:p>37.6146</text:p>
          </table:table-cell>
          <table:table-cell office:value-type="float" office:value="35.9712" calcext:value-type="float">
            <text:p>35.9712</text:p>
          </table:table-cell>
          <table:table-cell office:value-type="float" office:value="3.42869E-017" calcext:value-type="float">
            <text:p>3.42869E-17</text:p>
          </table:table-cell>
          <table:table-cell/>
          <table:table-cell table:formula="of:=([.B35]-[.B34])/([.A35]-[.A34])" office:value-type="float" office:value="-3.84962406014995" calcext:value-type="float">
            <text:p>-3.8496240601</text:p>
          </table:table-cell>
          <table:table-cell table:formula="of:=([.C35]-[.C34])/([.A35]-[.A34])" office:value-type="float" office:value="-3.46867167919774" calcext:value-type="float">
            <text:p>-3.4686716792</text:p>
          </table:table-cell>
          <table:table-cell table:number-columns-repeated="2"/>
        </table:table-row>
        <table:table-row table:style-name="ro1">
          <table:table-cell office:value-type="float" office:value="0.340025" calcext:value-type="float">
            <text:p>0.340025</text:p>
          </table:table-cell>
          <table:table-cell office:value-type="float" office:value="37.6003" calcext:value-type="float">
            <text:p>37.6003</text:p>
          </table:table-cell>
          <table:table-cell office:value-type="float" office:value="35.9586" calcext:value-type="float">
            <text:p>35.9586</text:p>
          </table:table-cell>
          <table:table-cell office:value-type="float" office:value="3.42848E-017" calcext:value-type="float">
            <text:p>3.42848E-17</text:p>
          </table:table-cell>
          <table:table-cell/>
          <table:table-cell table:formula="of:=([.B36]-[.B35])/([.A36]-[.A35])" office:value-type="float" office:value="-1.43358395990033" calcext:value-type="float">
            <text:p>-1.4335839599</text:p>
          </table:table-cell>
          <table:table-cell table:formula="of:=([.C36]-[.C35])/([.A36]-[.A35])" office:value-type="float" office:value="-1.26315789473747" calcext:value-type="float">
            <text:p>-1.2631578947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37.5479" calcext:value-type="float">
            <text:p>37.5479</text:p>
          </table:table-cell>
          <table:table-cell office:value-type="float" office:value="35.9145" calcext:value-type="float">
            <text:p>35.9145</text:p>
          </table:table-cell>
          <table:table-cell office:value-type="float" office:value="3.43016E-017" calcext:value-type="float">
            <text:p>3.43016E-17</text:p>
          </table:table-cell>
          <table:table-cell/>
          <table:table-cell table:formula="of:=([.B37]-[.B36])/([.A37]-[.A36])" office:value-type="float" office:value="-5.25313283208003" calcext:value-type="float">
            <text:p>-5.2531328321</text:p>
          </table:table-cell>
          <table:table-cell table:formula="of:=([.C37]-[.C36])/([.A37]-[.A36])" office:value-type="float" office:value="-4.42105263157894" calcext:value-type="float">
            <text:p>-4.4210526316</text:p>
          </table:table-cell>
          <table:table-cell table:number-columns-repeated="2"/>
        </table:table-row>
        <table:table-row table:style-name="ro1">
          <table:table-cell office:value-type="float" office:value="0.359975" calcext:value-type="float">
            <text:p>0.359975</text:p>
          </table:table-cell>
          <table:table-cell office:value-type="float" office:value="37.3424" calcext:value-type="float">
            <text:p>37.3424</text:p>
          </table:table-cell>
          <table:table-cell office:value-type="float" office:value="35.7369" calcext:value-type="float">
            <text:p>35.7369</text:p>
          </table:table-cell>
          <table:table-cell office:value-type="float" office:value="3.4349E-017" calcext:value-type="float">
            <text:p>3.4349E-17</text:p>
          </table:table-cell>
          <table:table-cell/>
          <table:table-cell table:formula="of:=([.B38]-[.B37])/([.A38]-[.A37])" office:value-type="float" office:value="-20.6015037593987" calcext:value-type="float">
            <text:p>-20.6015037594</text:p>
          </table:table-cell>
          <table:table-cell table:formula="of:=([.C38]-[.C37])/([.A38]-[.A37])" office:value-type="float" office:value="-17.8045112781954" calcext:value-type="float">
            <text:p>-17.8045112782</text:p>
          </table:table-cell>
          <table:table-cell table:number-columns-repeated="2"/>
        </table:table-row>
        <table:table-row table:style-name="ro1">
          <table:table-cell office:value-type="float" office:value="0.36995" calcext:value-type="float">
            <text:p>0.36995</text:p>
          </table:table-cell>
          <table:table-cell office:value-type="float" office:value="36.8623" calcext:value-type="float">
            <text:p>36.8623</text:p>
          </table:table-cell>
          <table:table-cell office:value-type="float" office:value="35.3048" calcext:value-type="float">
            <text:p>35.3048</text:p>
          </table:table-cell>
          <table:table-cell office:value-type="float" office:value="3.44634E-017" calcext:value-type="float">
            <text:p>3.44634E-17</text:p>
          </table:table-cell>
          <table:table-cell/>
          <table:table-cell table:formula="of:=([.B39]-[.B38])/([.A39]-[.A38])" office:value-type="float" office:value="-48.130325814536" calcext:value-type="float">
            <text:p>-48.1303258145</text:p>
          </table:table-cell>
          <table:table-cell table:formula="of:=([.C39]-[.C38])/([.A39]-[.A38])" office:value-type="float" office:value="-43.3182957393479" calcext:value-type="float">
            <text:p>-43.3182957393</text:p>
          </table:table-cell>
          <table:table-cell table:number-columns-repeated="2"/>
        </table:table-row>
        <table:table-row table:style-name="ro1">
          <table:table-cell office:value-type="float" office:value="0.379925" calcext:value-type="float">
            <text:p>0.379925</text:p>
          </table:table-cell>
          <table:table-cell office:value-type="float" office:value="35.8882" calcext:value-type="float">
            <text:p>35.8882</text:p>
          </table:table-cell>
          <table:table-cell office:value-type="float" office:value="34.3955" calcext:value-type="float">
            <text:p>34.3955</text:p>
          </table:table-cell>
          <table:table-cell office:value-type="float" office:value="3.46776E-017" calcext:value-type="float">
            <text:p>3.46776E-17</text:p>
          </table:table-cell>
          <table:table-cell/>
          <table:table-cell table:formula="of:=([.B40]-[.B39])/([.A40]-[.A39])" office:value-type="float" office:value="-97.6541353383468" calcext:value-type="float">
            <text:p>-97.6541353383</text:p>
          </table:table-cell>
          <table:table-cell table:formula="of:=([.C40]-[.C39])/([.A40]-[.A39])" office:value-type="float" office:value="-91.1578947368432" calcext:value-type="float">
            <text:p>-91.1578947368</text:p>
          </table:table-cell>
          <table:table-cell table:number-columns-repeated="2"/>
        </table:table-row>
        <table:table-row table:style-name="ro1">
          <table:table-cell office:value-type="float" office:value="0.390075" calcext:value-type="float">
            <text:p>0.390075</text:p>
          </table:table-cell>
          <table:table-cell office:value-type="float" office:value="34.2706" calcext:value-type="float">
            <text:p>34.2706</text:p>
          </table:table-cell>
          <table:table-cell office:value-type="float" office:value="32.8782" calcext:value-type="float">
            <text:p>32.8782</text:p>
          </table:table-cell>
          <table:table-cell office:value-type="float" office:value="3.50272E-017" calcext:value-type="float">
            <text:p>3.50272E-17</text:p>
          </table:table-cell>
          <table:table-cell/>
          <table:table-cell table:formula="of:=([.B41]-[.B40])/([.A41]-[.A40])" office:value-type="float" office:value="-159.369458128078" calcext:value-type="float">
            <text:p>-159.3694581281</text:p>
          </table:table-cell>
          <table:table-cell table:formula="of:=([.C41]-[.C40])/([.A41]-[.A40])" office:value-type="float" office:value="-149.487684729063" calcext:value-type="float">
            <text:p>-149.4876847291</text:p>
          </table:table-cell>
          <table:table-cell table:number-columns-repeated="2"/>
        </table:table-row>
        <table:table-row table:style-name="ro1">
          <table:table-cell office:value-type="float" office:value="0.40005" calcext:value-type="float">
            <text:p>0.40005</text:p>
          </table:table-cell>
          <table:table-cell office:value-type="float" office:value="32.1265" calcext:value-type="float">
            <text:p>32.1265</text:p>
          </table:table-cell>
          <table:table-cell office:value-type="float" office:value="30.8593" calcext:value-type="float">
            <text:p>30.8593</text:p>
          </table:table-cell>
          <table:table-cell office:value-type="float" office:value="3.5488E-017" calcext:value-type="float">
            <text:p>3.5488E-17</text:p>
          </table:table-cell>
          <table:table-cell/>
          <table:table-cell table:formula="of:=([.B42]-[.B41])/([.A42]-[.A41])" office:value-type="float" office:value="-214.947368421053" calcext:value-type="float">
            <text:p>-214.9473684211</text:p>
          </table:table-cell>
          <table:table-cell table:formula="of:=([.C42]-[.C41])/([.A42]-[.A41])" office:value-type="float" office:value="-202.395989974937" calcext:value-type="float">
            <text:p>-202.3959899749</text:p>
          </table:table-cell>
          <table:table-cell table:number-columns-repeated="2"/>
        </table:table-row>
        <table:table-row table:style-name="ro1">
          <table:table-cell office:value-type="float" office:value="0.410025" calcext:value-type="float">
            <text:p>0.410025</text:p>
          </table:table-cell>
          <table:table-cell office:value-type="float" office:value="29.395" calcext:value-type="float">
            <text:p>29.395</text:p>
          </table:table-cell>
          <table:table-cell office:value-type="float" office:value="28.2772" calcext:value-type="float">
            <text:p>28.2772</text:p>
          </table:table-cell>
          <table:table-cell office:value-type="float" office:value="3.60961E-017" calcext:value-type="float">
            <text:p>3.60961E-17</text:p>
          </table:table-cell>
          <table:table-cell/>
          <table:table-cell table:formula="of:=([.B43]-[.B42])/([.A43]-[.A42])" office:value-type="float" office:value="-273.834586466167" calcext:value-type="float">
            <text:p>-273.8345864662</text:p>
          </table:table-cell>
          <table:table-cell table:formula="of:=([.C43]-[.C42])/([.A43]-[.A42])" office:value-type="float" office:value="-258.857142857144" calcext:value-type="float">
            <text:p>-258.8571428571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6.0869" calcext:value-type="float">
            <text:p>26.0869</text:p>
          </table:table-cell>
          <table:table-cell office:value-type="float" office:value="25.1406" calcext:value-type="float">
            <text:p>25.1406</text:p>
          </table:table-cell>
          <table:table-cell office:value-type="float" office:value="3.68579E-017" calcext:value-type="float">
            <text:p>3.68579E-17</text:p>
          </table:table-cell>
          <table:table-cell/>
          <table:table-cell table:formula="of:=([.B44]-[.B43])/([.A44]-[.A43])" office:value-type="float" office:value="-331.63909774436" calcext:value-type="float">
            <text:p>-331.6390977444</text:p>
          </table:table-cell>
          <table:table-cell table:formula="of:=([.C44]-[.C43])/([.A44]-[.A43])" office:value-type="float" office:value="-314.44611528822" calcext:value-type="float">
            <text:p>-314.4461152882</text:p>
          </table:table-cell>
          <table:table-cell table:number-columns-repeated="2"/>
        </table:table-row>
        <table:table-row table:style-name="ro1">
          <table:table-cell office:value-type="float" office:value="0.429975" calcext:value-type="float">
            <text:p>0.429975</text:p>
          </table:table-cell>
          <table:table-cell office:value-type="float" office:value="22.3085" calcext:value-type="float">
            <text:p>22.3085</text:p>
          </table:table-cell>
          <table:table-cell office:value-type="float" office:value="21.5478" calcext:value-type="float">
            <text:p>21.5478</text:p>
          </table:table-cell>
          <table:table-cell office:value-type="float" office:value="3.77818E-017" calcext:value-type="float">
            <text:p>3.77818E-17</text:p>
          </table:table-cell>
          <table:table-cell/>
          <table:table-cell table:formula="of:=([.B45]-[.B44])/([.A45]-[.A44])" office:value-type="float" office:value="-378.786967418546" calcext:value-type="float">
            <text:p>-378.7869674185</text:p>
          </table:table-cell>
          <table:table-cell table:formula="of:=([.C45]-[.C44])/([.A45]-[.A44])" office:value-type="float" office:value="-360.180451127819" calcext:value-type="float">
            <text:p>-360.1804511278</text:p>
          </table:table-cell>
          <table:table-cell table:number-columns-repeated="2"/>
        </table:table-row>
        <table:table-row table:style-name="ro1">
          <table:table-cell office:value-type="float" office:value="0.43995" calcext:value-type="float">
            <text:p>0.43995</text:p>
          </table:table-cell>
          <table:table-cell office:value-type="float" office:value="18.2613" calcext:value-type="float">
            <text:p>18.2613</text:p>
          </table:table-cell>
          <table:table-cell office:value-type="float" office:value="17.6877" calcext:value-type="float">
            <text:p>17.6877</text:p>
          </table:table-cell>
          <table:table-cell office:value-type="float" office:value="3.88362E-017" calcext:value-type="float">
            <text:p>3.88362E-17</text:p>
          </table:table-cell>
          <table:table-cell/>
          <table:table-cell table:formula="of:=([.B46]-[.B45])/([.A46]-[.A45])" office:value-type="float" office:value="-405.734335839596" calcext:value-type="float">
            <text:p>-405.7343358396</text:p>
          </table:table-cell>
          <table:table-cell table:formula="of:=([.C46]-[.C45])/([.A46]-[.A45])" office:value-type="float" office:value="-386.97744360902" calcext:value-type="float">
            <text:p>-386.977443609</text:p>
          </table:table-cell>
          <table:table-cell table:number-columns-repeated="2"/>
        </table:table-row>
        <table:table-row table:style-name="ro1">
          <table:table-cell office:value-type="float" office:value="0.449925" calcext:value-type="float">
            <text:p>0.449925</text:p>
          </table:table-cell>
          <table:table-cell office:value-type="float" office:value="14.2117" calcext:value-type="float">
            <text:p>14.2117</text:p>
          </table:table-cell>
          <table:table-cell office:value-type="float" office:value="13.8154" calcext:value-type="float">
            <text:p>13.8154</text:p>
          </table:table-cell>
          <table:table-cell office:value-type="float" office:value="3.99749E-017" calcext:value-type="float">
            <text:p>3.99749E-17</text:p>
          </table:table-cell>
          <table:table-cell/>
          <table:table-cell table:formula="of:=([.B47]-[.B46])/([.A47]-[.A46])" office:value-type="float" office:value="-405.974937343362" calcext:value-type="float">
            <text:p>-405.9749373434</text:p>
          </table:table-cell>
          <table:table-cell table:formula="of:=([.C47]-[.C46])/([.A47]-[.A46])" office:value-type="float" office:value="-388.200501253137" calcext:value-type="float">
            <text:p>-388.2005012531</text:p>
          </table:table-cell>
          <table:table-cell table:number-columns-repeated="2"/>
        </table:table-row>
        <table:table-row table:style-name="ro1">
          <table:table-cell office:value-type="float" office:value="0.460075" calcext:value-type="float">
            <text:p>0.460075</text:p>
          </table:table-cell>
          <table:table-cell office:value-type="float" office:value="10.3719" calcext:value-type="float">
            <text:p>10.3719</text:p>
          </table:table-cell>
          <table:table-cell office:value-type="float" office:value="10.1363" calcext:value-type="float">
            <text:p>10.1363</text:p>
          </table:table-cell>
          <table:table-cell office:value-type="float" office:value="4.11548E-017" calcext:value-type="float">
            <text:p>4.11548E-17</text:p>
          </table:table-cell>
          <table:table-cell/>
          <table:table-cell table:formula="of:=([.B48]-[.B47])/([.A48]-[.A47])" office:value-type="float" office:value="-378.305418719212" calcext:value-type="float">
            <text:p>-378.3054187192</text:p>
          </table:table-cell>
          <table:table-cell table:formula="of:=([.C48]-[.C47])/([.A48]-[.A47])" office:value-type="float" office:value="-362.472906403941" calcext:value-type="float">
            <text:p>-362.4729064039</text:p>
          </table:table-cell>
          <table:table-cell table:number-columns-repeated="2"/>
        </table:table-row>
        <table:table-row table:style-name="ro1">
          <table:table-cell office:value-type="float" office:value="0.47005" calcext:value-type="float">
            <text:p>0.47005</text:p>
          </table:table-cell>
          <table:table-cell office:value-type="float" office:value="7.09974" calcext:value-type="float">
            <text:p>7.09974</text:p>
          </table:table-cell>
          <table:table-cell office:value-type="float" office:value="6.99593" calcext:value-type="float">
            <text:p>6.99593</text:p>
          </table:table-cell>
          <table:table-cell office:value-type="float" office:value="4.22457E-017" calcext:value-type="float">
            <text:p>4.22457E-17</text:p>
          </table:table-cell>
          <table:table-cell/>
          <table:table-cell table:formula="of:=([.B49]-[.B48])/([.A49]-[.A48])" office:value-type="float" office:value="-328.036090225562" calcext:value-type="float">
            <text:p>-328.0360902256</text:p>
          </table:table-cell>
          <table:table-cell table:formula="of:=([.C49]-[.C48])/([.A49]-[.A48])" office:value-type="float" office:value="-314.824060150374" calcext:value-type="float">
            <text:p>-314.8240601504</text:p>
          </table:table-cell>
          <table:table-cell table:number-columns-repeated="2"/>
        </table:table-row>
        <table:table-row table:style-name="ro1">
          <table:table-cell office:value-type="float" office:value="0.480025" calcext:value-type="float">
            <text:p>0.480025</text:p>
          </table:table-cell>
          <table:table-cell office:value-type="float" office:value="4.45864" calcext:value-type="float">
            <text:p>4.45864</text:p>
          </table:table-cell>
          <table:table-cell office:value-type="float" office:value="4.4576" calcext:value-type="float">
            <text:p>4.4576</text:p>
          </table:table-cell>
          <table:table-cell office:value-type="float" office:value="4.31875E-017" calcext:value-type="float">
            <text:p>4.31875E-17</text:p>
          </table:table-cell>
          <table:table-cell/>
          <table:table-cell table:formula="of:=([.B50]-[.B49])/([.A50]-[.A49])" office:value-type="float" office:value="-264.771929824563" calcext:value-type="float">
            <text:p>-264.7719298246</text:p>
          </table:table-cell>
          <table:table-cell table:formula="of:=([.C50]-[.C49])/([.A50]-[.A49])" office:value-type="float" office:value="-254.469172932332" calcext:value-type="float">
            <text:p>-254.469172932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49631" calcext:value-type="float">
            <text:p>2.49631</text:p>
          </table:table-cell>
          <table:table-cell office:value-type="float" office:value="2.56887" calcext:value-type="float">
            <text:p>2.56887</text:p>
          </table:table-cell>
          <table:table-cell office:value-type="float" office:value="4.39403E-017" calcext:value-type="float">
            <text:p>4.39403E-17</text:p>
          </table:table-cell>
          <table:table-cell/>
          <table:table-cell table:formula="of:=([.B51]-[.B50])/([.A51]-[.A50])" office:value-type="float" office:value="-196.724812030075" calcext:value-type="float">
            <text:p>-196.7248120301</text:p>
          </table:table-cell>
          <table:table-cell table:formula="of:=([.C51]-[.C50])/([.A51]-[.A50])" office:value-type="float" office:value="-189.346365914787" calcext:value-type="float">
            <text:p>-189.3463659148</text:p>
          </table:table-cell>
          <table:table-cell table:number-columns-repeated="2"/>
        </table:table-row>
        <table:table-row table:style-name="ro1">
          <table:table-cell office:value-type="float" office:value="0.499975" calcext:value-type="float">
            <text:p>0.499975</text:p>
          </table:table-cell>
          <table:table-cell office:value-type="float" office:value="1.19565" calcext:value-type="float">
            <text:p>1.19565</text:p>
          </table:table-cell>
          <table:table-cell office:value-type="float" office:value="1.3159" calcext:value-type="float">
            <text:p>1.3159</text:p>
          </table:table-cell>
          <table:table-cell office:value-type="float" office:value="4.44769E-017" calcext:value-type="float">
            <text:p>4.44769E-17</text:p>
          </table:table-cell>
          <table:table-cell/>
          <table:table-cell table:formula="of:=([.B52]-[.B51])/([.A52]-[.A51])" office:value-type="float" office:value="-130.391979949875" calcext:value-type="float">
            <text:p>-130.3919799499</text:p>
          </table:table-cell>
          <table:table-cell table:formula="of:=([.C52]-[.C51])/([.A52]-[.A51])" office:value-type="float" office:value="-125.611027568922" calcext:value-type="float">
            <text:p>-125.6110275689</text:p>
          </table:table-cell>
          <table:table-cell table:number-columns-repeated="2"/>
        </table:table-row>
        <table:table-row table:style-name="ro1">
          <table:table-cell office:value-type="float" office:value="0.50995" calcext:value-type="float">
            <text:p>0.50995</text:p>
          </table:table-cell>
          <table:table-cell office:value-type="float" office:value="0.475835" calcext:value-type="float">
            <text:p>0.475835</text:p>
          </table:table-cell>
          <table:table-cell office:value-type="float" office:value="0.631463" calcext:value-type="float">
            <text:p>0.631463</text:p>
          </table:table-cell>
          <table:table-cell office:value-type="float" office:value="4.49962E-017" calcext:value-type="float">
            <text:p>4.49962E-17</text:p>
          </table:table-cell>
          <table:table-cell/>
          <table:table-cell table:formula="of:=([.B53]-[.B52])/([.A53]-[.A52])" office:value-type="float" office:value="-72.1619047619047" calcext:value-type="float">
            <text:p>-72.1619047619</text:p>
          </table:table-cell>
          <table:table-cell table:formula="of:=([.C53]-[.C52])/([.A53]-[.A52])" office:value-type="float" office:value="-68.615238095238" calcext:value-type="float">
            <text:p>-68.6152380952</text:p>
          </table:table-cell>
          <table:table-cell table:number-columns-repeated="2"/>
        </table:table-row>
        <table:table-row table:style-name="ro1">
          <table:table-cell office:value-type="float" office:value="0.519925" calcext:value-type="float">
            <text:p>0.519925</text:p>
          </table:table-cell>
          <table:table-cell office:value-type="float" office:value="0.161366" calcext:value-type="float">
            <text:p>0.161366</text:p>
          </table:table-cell>
          <table:table-cell office:value-type="float" office:value="0.359111" calcext:value-type="float">
            <text:p>0.359111</text:p>
          </table:table-cell>
          <table:table-cell office:value-type="float" office:value="4.53587E-017" calcext:value-type="float">
            <text:p>4.53587E-17</text:p>
          </table:table-cell>
          <table:table-cell/>
          <table:table-cell table:formula="of:=([.B54]-[.B53])/([.A54]-[.A53])" office:value-type="float" office:value="-31.5257142857144" calcext:value-type="float">
            <text:p>-31.5257142857</text:p>
          </table:table-cell>
          <table:table-cell table:formula="of:=([.C54]-[.C53])/([.A54]-[.A53])" office:value-type="float" office:value="-27.3034586466167" calcext:value-type="float">
            <text:p>-27.3034586466</text:p>
          </table:table-cell>
          <table:table-cell table:number-columns-repeated="2"/>
        </table:table-row>
        <table:table-row table:style-name="ro1">
          <table:table-cell office:value-type="float" office:value="0.530075" calcext:value-type="float">
            <text:p>0.530075</text:p>
          </table:table-cell>
          <table:table-cell office:value-type="float" office:value="0.0208151" calcext:value-type="float">
            <text:p>0.0208151</text:p>
          </table:table-cell>
          <table:table-cell office:value-type="float" office:value="0.274035" calcext:value-type="float">
            <text:p>0.274035</text:p>
          </table:table-cell>
          <table:table-cell office:value-type="float" office:value="4.54139E-017" calcext:value-type="float">
            <text:p>4.54139E-17</text:p>
          </table:table-cell>
          <table:table-cell/>
          <table:table-cell table:formula="of:=([.B55]-[.B54])/([.A55]-[.A54])" office:value-type="float" office:value="-13.8473793103448" calcext:value-type="float">
            <text:p>-13.8473793103</text:p>
          </table:table-cell>
          <table:table-cell table:formula="of:=([.C55]-[.C54])/([.A55]-[.A54])" office:value-type="float" office:value="-8.38187192118227" calcext:value-type="float">
            <text:p>-8.3818719212</text:p>
          </table:table-cell>
          <table:table-cell table:number-columns-repeated="2"/>
        </table:table-row>
        <table:table-row table:style-name="ro1">
          <table:table-cell office:value-type="float" office:value="0.54005" calcext:value-type="float">
            <text:p>0.54005</text:p>
          </table:table-cell>
          <table:table-cell office:value-type="float" office:value="-0.0243209" calcext:value-type="float">
            <text:p>-0.0243209</text:p>
          </table:table-cell>
          <table:table-cell office:value-type="float" office:value="0.290718" calcext:value-type="float">
            <text:p>0.290718</text:p>
          </table:table-cell>
          <table:table-cell office:value-type="float" office:value="4.54447E-017" calcext:value-type="float">
            <text:p>4.54447E-17</text:p>
          </table:table-cell>
          <table:table-cell/>
          <table:table-cell table:formula="of:=([.B56]-[.B55])/([.A56]-[.A55])" office:value-type="float" office:value="-4.52491228070172" calcext:value-type="float">
            <text:p>-4.5249122807</text:p>
          </table:table-cell>
          <table:table-cell table:formula="of:=([.C56]-[.C55])/([.A56]-[.A55])" office:value-type="float" office:value="1.67248120300751" calcext:value-type="float">
            <text:p>1.672481203</text:p>
          </table:table-cell>
          <table:table-cell table:number-columns-repeated="2"/>
        </table:table-row>
        <table:table-row table:style-name="ro1">
          <table:table-cell office:value-type="float" office:value="0.550025" calcext:value-type="float">
            <text:p>0.550025</text:p>
          </table:table-cell>
          <table:table-cell office:value-type="float" office:value="-0.0591959" calcext:value-type="float">
            <text:p>-0.0591959</text:p>
          </table:table-cell>
          <table:table-cell office:value-type="float" office:value="0.330866" calcext:value-type="float">
            <text:p>0.330866</text:p>
          </table:table-cell>
          <table:table-cell office:value-type="float" office:value="4.49732E-017" calcext:value-type="float">
            <text:p>4.49732E-17</text:p>
          </table:table-cell>
          <table:table-cell/>
          <table:table-cell table:formula="of:=([.B57]-[.B56])/([.A57]-[.A56])" office:value-type="float" office:value="-3.49624060150377" calcext:value-type="float">
            <text:p>-3.4962406015</text:p>
          </table:table-cell>
          <table:table-cell table:formula="of:=([.C57]-[.C56])/([.A57]-[.A56])" office:value-type="float" office:value="4.02486215538849" calcext:value-type="float">
            <text:p>4.024862155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138406" calcext:value-type="float">
            <text:p>-0.138406</text:p>
          </table:table-cell>
          <table:table-cell office:value-type="float" office:value="0.335239" calcext:value-type="float">
            <text:p>0.335239</text:p>
          </table:table-cell>
          <table:table-cell office:value-type="float" office:value="4.36757E-017" calcext:value-type="float">
            <text:p>4.36757E-17</text:p>
          </table:table-cell>
          <table:table-cell/>
          <table:table-cell table:formula="of:=([.B58]-[.B57])/([.A58]-[.A57])" office:value-type="float" office:value="-7.94086215538842" calcext:value-type="float">
            <text:p>-7.9408621554</text:p>
          </table:table-cell>
          <table:table-cell table:formula="of:=([.C58]-[.C57])/([.A58]-[.A57])" office:value-type="float" office:value="0.438395989974936" calcext:value-type="float">
            <text:p>0.43839599</text:p>
          </table:table-cell>
          <table:table-cell table:number-columns-repeated="2"/>
        </table:table-row>
        <table:table-row table:style-name="ro1">
          <table:table-cell office:value-type="float" office:value="0.569975" calcext:value-type="float">
            <text:p>0.569975</text:p>
          </table:table-cell>
          <table:table-cell office:value-type="float" office:value="-0.262032" calcext:value-type="float">
            <text:p>-0.262032</text:p>
          </table:table-cell>
          <table:table-cell office:value-type="float" office:value="0.299025" calcext:value-type="float">
            <text:p>0.299025</text:p>
          </table:table-cell>
          <table:table-cell office:value-type="float" office:value="4.13651E-017" calcext:value-type="float">
            <text:p>4.13651E-17</text:p>
          </table:table-cell>
          <table:table-cell/>
          <table:table-cell table:formula="of:=([.B59]-[.B58])/([.A59]-[.A58])" office:value-type="float" office:value="-12.3935839598998" calcext:value-type="float">
            <text:p>-12.3935839599</text:p>
          </table:table-cell>
          <table:table-cell table:formula="of:=([.C59]-[.C58])/([.A59]-[.A58])" office:value-type="float" office:value="-3.63047619047621" calcext:value-type="float">
            <text:p>-3.6304761905</text:p>
          </table:table-cell>
          <table:table-cell table:number-columns-repeated="2"/>
        </table:table-row>
        <table:table-row table:style-name="ro1">
          <table:table-cell office:value-type="float" office:value="0.57995" calcext:value-type="float">
            <text:p>0.57995</text:p>
          </table:table-cell>
          <table:table-cell office:value-type="float" office:value="-0.440266" calcext:value-type="float">
            <text:p>-0.440266</text:p>
          </table:table-cell>
          <table:table-cell office:value-type="float" office:value="0.20622" calcext:value-type="float">
            <text:p>0.20622</text:p>
          </table:table-cell>
          <table:table-cell office:value-type="float" office:value="3.89384E-017" calcext:value-type="float">
            <text:p>3.89384E-17</text:p>
          </table:table-cell>
          <table:table-cell/>
          <table:table-cell table:formula="of:=([.B60]-[.B59])/([.A60]-[.A59])" office:value-type="float" office:value="-17.8680701754385" calcext:value-type="float">
            <text:p>-17.8680701754</text:p>
          </table:table-cell>
          <table:table-cell table:formula="of:=([.C60]-[.C59])/([.A60]-[.A59])" office:value-type="float" office:value="-9.30375939849617" calcext:value-type="float">
            <text:p>-9.3037593985</text:p>
          </table:table-cell>
          <table:table-cell table:number-columns-repeated="2"/>
        </table:table-row>
        <table:table-row table:style-name="ro1">
          <table:table-cell office:value-type="float" office:value="0.589925" calcext:value-type="float">
            <text:p>0.589925</text:p>
          </table:table-cell>
          <table:table-cell office:value-type="float" office:value="-0.623542" calcext:value-type="float">
            <text:p>-0.623542</text:p>
          </table:table-cell>
          <table:table-cell office:value-type="float" office:value="0.089646" calcext:value-type="float">
            <text:p>0.089646</text:p>
          </table:table-cell>
          <table:table-cell office:value-type="float" office:value="3.80265E-017" calcext:value-type="float">
            <text:p>3.80265E-17</text:p>
          </table:table-cell>
          <table:table-cell/>
          <table:table-cell table:formula="of:=([.B61]-[.B60])/([.A61]-[.A60])" office:value-type="float" office:value="-18.3735338345867" calcext:value-type="float">
            <text:p>-18.3735338346</text:p>
          </table:table-cell>
          <table:table-cell table:formula="of:=([.C61]-[.C60])/([.A61]-[.A60])" office:value-type="float" office:value="-11.6866165413536" calcext:value-type="float">
            <text:p>-11.6866165414</text:p>
          </table:table-cell>
          <table:table-cell table:number-columns-repeated="2"/>
        </table:table-row>
        <table:table-row table:style-name="ro1">
          <table:table-cell office:value-type="float" office:value="0.600075" calcext:value-type="float">
            <text:p>0.600075</text:p>
          </table:table-cell>
          <table:table-cell office:value-type="float" office:value="-0.763926" calcext:value-type="float">
            <text:p>-0.763926</text:p>
          </table:table-cell>
          <table:table-cell office:value-type="float" office:value="-0.00686768" calcext:value-type="float">
            <text:p>-0.00686768</text:p>
          </table:table-cell>
          <table:table-cell office:value-type="float" office:value="3.84896E-017" calcext:value-type="float">
            <text:p>3.84896E-17</text:p>
          </table:table-cell>
          <table:table-cell/>
          <table:table-cell table:formula="of:=([.B62]-[.B61])/([.A62]-[.A61])" office:value-type="float" office:value="-13.830935960591" calcext:value-type="float">
            <text:p>-13.8309359606</text:p>
          </table:table-cell>
          <table:table-cell table:formula="of:=([.C62]-[.C61])/([.A62]-[.A61])" office:value-type="float" office:value="-9.50873694581271" calcext:value-type="float">
            <text:p>-9.50873694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5:05:16.590210157</dc:date>
    <meta:editing-duration>PT1M36S</meta:editing-duration>
    <meta:editing-cycles>1</meta:editing-cycles>
    <meta:document-statistic meta:table-count="1" meta:cell-count="370" meta:object-count="0"/>
    <meta:generator>LibreOffice/5.1.4.2$Linux_X86_64 LibreOffice_project/10m0$Build-2</meta:generator>
  </office:meta>
</office:document-meta>
</file>